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ro5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1" style:text-align-source="fix" style:repeat-content="false" fo:border-left="none" fo:border-right="none" fo:border-top="0.06pt solid #000001"/>
      <style:paragraph-properties fo:text-align="center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2.24pt solid #000001"/>
      <style:paragraph-properties fo:text-align="center"/>
      <style:text-properties fo:color="#00000a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24pt solid #000001" style:text-align-source="fix" style:repeat-content="false" fo:border-left="none" fo:border-right="none" fo:border-top="none"/>
      <style:paragraph-properties fo:text-align="center"/>
      <style:text-properties fo:color="#00000a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24pt solid #000001" style:text-align-source="fix" style:repeat-content="false" fo:border-left="none" fo:border-right="none" fo:border-top="0.06pt solid #000001"/>
      <style:paragraph-properties fo:text-align="center"/>
      <style:text-properties fo:color="#00000a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24pt solid #000001" style:text-align-source="fix" style:repeat-content="false" fo:border-left="none" fo:border-right="none" fo:border-top="0.06pt solid #000001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24pt solid #000001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a" style:font-name="Times New Roman" fo:font-size="9pt" style:text-position="-34%" style:letter-kerning="true" fo:country="ES" style:country-asian="ES" style:font-name-asian="Times New Roman" style:font-size-asian="12pt"/>
    </style:style>
    <style:style style:name="T2" style:family="text">
      <style:text-properties fo:color="#00000a" style:font-name="Times New Roman" fo:font-size="9pt" style:letter-kerning="true" fo:country="ES" style:country-asian="ES" style:font-name-asian="Times New Roman" style:font-size-asian="12pt" style:text-position="34%"/>
    </style:style>
    <style:style style:name="T3" style:family="text">
      <style:text-properties fo:color="#00000a" style:font-size-asian="12pt" style:font-name-asian="Times New Roman" style:country-asian="ES" fo:country="ES" style:letter-kerning="true" style:text-position="-34%" fo:font-size="9pt" style:font-name="Times New Roman"/>
    </style:style>
    <style:style style:name="T4" style:family="text">
      <style:text-properties fo:color="#00000a" style:font-size-asian="12pt" style:font-name-asian="Times New Roman" style:country-asian="ES" fo:country="ES" style:letter-kerning="true" fo:font-size="9pt" style:font-name="Times New Roman" style:text-position="34%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ce9"/>
        <table:table-column table:style-name="co1" table:default-cell-style-name="ce3"/>
        <table:table-row table:style-name="ro1">
          <table:table-cell table:style-name="ce1" office:value-type="string" calcext:value-type="string">
            <text:p/>
            <text:p>Path</text:p>
          </table:table-cell>
          <table:table-cell table:style-name="ce5" office:value-type="string" calcext:value-type="string">
            <text:p>Metabolism (a)</text:p>
          </table:table-cell>
          <table:table-cell table:style-name="ce7" office:value-type="string" calcext:value-type="string">
            <text:p>Quimical proces (b)</text:p>
          </table:table-cell>
          <table:table-cell table:style-name="ce5" office:value-type="string" calcext:value-type="string">
            <text:p>Sulfur compound</text:p>
          </table:table-cell>
          <table:table-cell table:style-name="ce5" office:value-type="string" calcext:value-type="string">
            <text:p>Type of compound (c)</text:p>
          </table:table-cell>
          <table:table-cell table:style-name="ce5" office:value-type="string" calcext:value-type="string">
            <text:p>Chemical formula</text:p>
          </table:table-cell>
          <table:table-cell table:style-name="ce7" office:value-type="string" calcext:value-type="string">
            <text:p>Source (d)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ulfite</text:p>
          </table:table-cell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SO<text:span text:style-name="T1">3</text:span><text:span text:style-name="T2">2-</text:span>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iosulf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text:span text:style-name="T1">2</text:span>O<text:span text:style-name="T3">3</text:span><text:span text:style-name="T4">2-</text:span>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trathion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text:span text:style-name="T1">4</text:span>O<text:span text:style-name="T3">6</text:span><text:span text:style-name="T4">2-</text:span>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trathion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text:span text:style-name="T1">4</text:span>O<text:span text:style-name="T3">6</text:span><text:span text:style-name="T4">2-</text:span>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SO42-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emental sulfur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Sº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hiosulf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text:span text:style-name="T1">2</text:span>O<text:span text:style-name="T3">3</text:span><text:span text:style-name="T4">2-</text:span>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rbon disulfi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S<text:span text:style-name="T1">2</text:span>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kanesulfon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<text:span text:style-name="T1">3</text:span>O<text:span text:style-name="T1">3</text:span>SR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O<text:span text:style-name="T1">4</text:span><text:span text:style-name="T2">2-</text:span>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lf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text:span text:style-name="T1">2</text:span>S</text:p>
          </table:table-cell>
          <table:table-cell office:value-type="string" calcext:value-type="string">
            <text:p>E/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-cyste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3</text:span>H<text:span text:style-name="T1">6</text:span>NO<text:span text:style-name="T1">5</text:span>S</text:p>
          </table:table-cell>
          <table:table-cell office:value-type="string" calcext:value-type="string">
            <text:p>C/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methyl sulfo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2</text:span>H<text:span text:style-name="T1">6</text:span>O<text:span text:style-name="T1">2</text:span>S</text:p>
          </table:table-cell>
          <table:table-cell office:value-type="string" calcext:value-type="string">
            <text:p>C/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lfoacet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2</text:span>H<text:span text:style-name="T1">2</text:span>O<text:span text:style-name="T1">5</text:span>S</text:p>
          </table:table-cell>
          <table:table-cell office:value-type="string" calcext:value-type="string">
            <text:p>C/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lfolact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3</text:span>H<text:span text:style-name="T1">4</text:span>O<text:span text:style-name="T1">6</text:span>S</text:p>
          </table:table-cell>
          <table:table-cell office:value-type="string" calcext:value-type="string">
            <text:p>C/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methyl sulfi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2</text:span>H<text:span text:style-name="T1">6</text:span>S</text:p>
          </table:table-cell>
          <table:table-cell office:value-type="string" calcext:value-type="string">
            <text:p>C/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methylsulfoniopropion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5</text:span>H<text:span text:style-name="T1">10</text:span>O<text:span text:style-name="T1">2</text:span>S</text:p>
          </table:table-cell>
          <table:table-cell office:value-type="string" calcext:value-type="string">
            <text:p>C/S/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E</text:p>
          </table:table-cell>
          <table:table-cell office:value-type="string" calcext:value-type="string">
            <text:p>Methylthiopropano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4</text:span>H<text:span text:style-name="T1">7</text:span>O<text:span text:style-name="T1">2</text:span>S</text:p>
          </table:table-cell>
          <table:table-cell office:value-type="string" calcext:value-type="string">
            <text:p>C/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lfoacetaldehy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2</text:span>H<text:span text:style-name="T1">3</text:span>O<text:span text:style-name="T1">4</text:span>S</text:p>
          </table:table-cell>
          <table:table-cell office:value-type="string" calcext:value-type="string">
            <text:p>C/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 sulfur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S°</text:p>
          </table:table-cell>
          <table:table-cell office:value-type="string" calcext:value-type="string">
            <text:p>C/S/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lemental sulfur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Sº</text:p>
          </table:table-cell>
          <table:table-cell office:value-type="string" calcext:value-type="string">
            <text:p>C/S/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thanesulfon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<text:span text:style-name="T1">3</text:span>O<text:span text:style-name="T1">3</text:span>S</text:p>
          </table:table-cell>
          <table:table-cell office:value-type="string" calcext:value-type="string">
            <text:p>C/S/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aur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2</text:span>H<text:span text:style-name="T1">7</text:span>NO<text:span text:style-name="T1">3</text:span>S</text:p>
          </table:table-cell>
          <table:table-cell office:value-type="string" calcext:value-type="string">
            <text:p>C/S/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methyl sulfi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2</text:span>H<text:span text:style-name="T1">6</text:span>S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ylthio-propano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4</text:span>H<text:span text:style-name="T1">7</text:span>O<text:span text:style-name="T1">2</text:span>S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<text:span text:style-name="T1">4</text:span>S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omotaur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text:span text:style-name="T1">3</text:span>H<text:span text:style-name="T1">9</text:span>NO<text:span text:style-name="T1">3</text:span>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Sulfolipid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a Assimilative metabolism(A): Use of inorganic compounds for nutritional support: <text:s/>the <text:s/>compounds are reduced enough to meet the nutritional needs during growth. <text:s/>the atoms reduced becomes <text:s/>in <text:s/>macromolecules <text:s/>shaped macromolecules. <text:s/>Desassimilative metabolism Utilization of inorganic compounds as electron acceptors in energy metabolism. A larger amount of electron acceptor is reduced and the reduced product is secreted <text:s/>(DS).</text:p>
          </table:table-cell>
          <table:table-cell table:style-name="Default" table:number-columns-repeated="6"/>
        </table:table-row>
        <table:table-row table:style-name="ro4">
          <table:table-cell table:style-name="Default" office:value-type="string" calcext:value-type="string">
            <text:p>b Chemical Process: Oxidation (O): Reduction (R), Degradation (DE), Biosynthesis (B), Metanogenesis (M), Disproportion (D)</text:p>
          </table:table-cell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c Compound Type: Organic (O): sulfur atoms joined with carbón atoms <text:s/>Inorganic (I): sulfur compounds with no <text:s/>carbón atoms.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d <text:s/>Source: Sulfur compound used as source of energy (E), sulfur (S), carbon (C), nitrogen (N)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6:56:39.766548475</meta:creation-date>
    <dc:date>2016-05-06T16:59:09.528396915</dc:date>
    <meta:editing-duration>P0D</meta:editing-duration>
    <meta:editing-cycles>1</meta:editing-cycles>
    <meta:document-statistic meta:table-count="1" meta:cell-count="205" meta:object-count="0"/>
    <meta:generator>LibreOffice/4.2.8.2$Linux_X86_64 LibreOffice_project/420m0$Build-2</meta:generator>
  </office:meta>
</office:document-meta>
</file>